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8cm" svg:height="2.8cm" svg:x="6.6cm" svg:y="1.3cm">
          <text:p text:style-name="P1">Table 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6.5cm" svg:height="1.9cm" svg:x="1.4cm" svg:y="6.7cm">
          <text:p text:style-name="P1">Input 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.3cm" svg:height="1.9cm" svg:x="8.3cm" svg:y="9.1cm">
          <text:p text:style-name="P1">Ques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2cm" svg:height="1.9cm" svg:x="14.3cm" svg:y="6.4cm">
          <text:p text:style-name="P1">Answ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65cm" svg:y1="6.7cm" svg:x2="10.5cm" svg:y2="4.1cm" draw:start-shape="id1" draw:start-glue-point="4" draw:end-shape="id2" draw:end-glue-point="6" svg:d="M4650 6700v-1299h5850v-1301" svg:viewBox="0 0 5851 2601">
          <text:p/>
        </draw:connector>
        <draw:connector draw:style-name="gr2" draw:text-style-name="P1" draw:layer="layout" svg:x1="10.95cm" svg:y1="9.1cm" svg:x2="10.5cm" svg:y2="4.1cm" draw:start-shape="id3" draw:start-glue-point="4" draw:end-shape="id2" draw:end-glue-point="6" svg:d="M10950 9100v-2499h-450v-2501" svg:viewBox="0 0 451 5001">
          <text:p/>
        </draw:connector>
        <draw:connector draw:style-name="gr2" draw:text-style-name="P1" draw:layer="layout" svg:x1="16.9cm" svg:y1="6.4cm" svg:x2="10.5cm" svg:y2="4.1cm" draw:start-shape="id4" draw:start-glue-point="4" draw:end-shape="id2" draw:end-glue-point="6" svg:d="M16900 6400v-1149h-6400v-1151" svg:viewBox="0 0 6401 2301">
          <text:p/>
        </draw:connector>
        <draw:custom-shape draw:style-name="gr1" draw:text-style-name="P1" xml:id="id5" draw:id="id5" draw:layer="layout" svg:width="2cm" svg:height="1.9cm" svg:x="14.9cm" svg:y="13cm">
          <text:p text:style-name="P1">1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6.9cm" svg:y1="8.3cm" svg:x2="15.9cm" svg:y2="13cm" draw:start-shape="id4" draw:start-glue-point="6" draw:end-shape="id5" draw:end-glue-point="4" svg:d="M16900 8300v2351h-1000v2349" svg:viewBox="0 0 1001 4701">
          <text:p/>
        </draw:connector>
        <draw:custom-shape draw:style-name="gr1" draw:text-style-name="P1" xml:id="id6" draw:id="id6" draw:layer="layout" svg:width="5.5cm" svg:height="1.3cm" svg:x="8.985cm" svg:y="15.282cm">
          <text:p text:style-name="P1">Answer corr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7cm" svg:height="1.2cm" svg:x="12.9cm" svg:y="17.1cm">
          <text:p text:style-name="P1">Answer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735cm" svg:y1="15.282cm" svg:x2="14.9cm" svg:y2="13.95cm" draw:start-shape="id6" draw:start-glue-point="4" draw:end-shape="id5" draw:end-glue-point="5" svg:d="M11735 15282v-1332h3165" svg:viewBox="0 0 3166 1333">
          <text:p/>
        </draw:connector>
        <draw:connector draw:style-name="gr2" draw:text-style-name="P1" draw:layer="layout" svg:x1="15.75cm" svg:y1="17.1cm" svg:x2="15.9cm" svg:y2="14.9cm" draw:start-shape="id7" draw:start-glue-point="4" draw:end-shape="id5" draw:end-glue-point="6" svg:d="M15750 17100v-1099h150v-1101" svg:viewBox="0 0 1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1:53:37.764000000</meta:creation-date>
    <dc:date>2014-12-01T12:15:21.461000000</dc:date>
    <meta:editing-duration>PT6M28S</meta:editing-duration>
    <meta:editing-cycles>1</meta:editing-cycles>
    <meta:document-statistic meta:object-count="13"/>
    <meta:generator>LibreOffice/4.2.5.2$Windows_x86 LibreOffice_project/61cb170a04bb1f12e77c884eab9192be736ec5f5</meta:generator>
  </office:meta>
</office:document-meta>
</file>